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5530a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4aaabe" officeooo:paragraph-rsid="004aaabe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6ce416" style:font-size-asian="10.5pt" style:font-size-complex="12p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/>
      <style:paragraph-properties fo:margin-top="0cm" fo:margin-bottom="0cm" fo:line-height="100%" fo:text-align="start"/>
    </style:style>
    <style:style style:name="P17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63c353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officeooo:rsid="006844be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737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0.937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2.284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1.334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none" svg:stroke-width="0cm" draw:fill="none" draw:textarea-vertical-align="top" draw:auto-grow-height="false" draw:fit-to-size="false" style:shrink-to-fit="false" fo:min-height="0.372cm" fo:min-width="0.845cm" fo:padding-top="0.035cm" fo:padding-bottom="0.035cm" fo:padding-left="0.035cm" fo:padding-right="0.035cm" fo:wrap-option="wrap" style:run-through="foreground"/>
    </style:style>
    <style:style style:name="gr3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794cm" fo:padding-top="0.127cm" fo:padding-bottom="0.127cm" fo:padding-left="0.254cm" fo:padding-right="0.254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2cm" fo:min-width="9.814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4cm" fo:min-width="1.279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616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10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0" svg:x1="-0.032cm" svg:y1="23.171cm" svg:x2="-0.03cm" svg:y2="24.658cm"><text:p/></draw:line><draw:line draw:name="Line 13" draw:style-name="gr3" draw:text-style-name="P10" svg:x1="-0.933cm" svg:y1="23.153cm" svg:x2="17.411cm" svg:y2="23.155cm"><text:p/></draw:line><draw:line draw:name="Line 14" draw:style-name="gr3" draw:text-style-name="P10" svg:x1="1.063cm" svg:y1="23.18cm" svg:x2="1.065cm" svg:y2="27.188cm"><text:p/></draw:line><draw:line draw:name="Line 15" draw:style-name="gr3" draw:text-style-name="P10" svg:x1="3.575cm" svg:y1="23.18cm" svg:x2="3.577cm" svg:y2="27.188cm"><text:p/></draw:line><draw:line draw:name="Line 16" draw:style-name="gr3" draw:text-style-name="P10" svg:x1="5.082cm" svg:y1="23.18cm" svg:x2="5.084cm" svg:y2="27.188cm"><text:p/></draw:line><draw:line draw:name="Line 17" draw:style-name="gr3" draw:text-style-name="P10" svg:x1="6.087cm" svg:y1="23.171cm" svg:x2="6.089cm" svg:y2="27.178cm"><text:p/></draw:line><draw:line draw:name="Line 18" draw:style-name="gr3" draw:text-style-name="P10" svg:x1="13.617cm" svg:y1="24.684cm" svg:x2="13.621cm" svg:y2="25.677cm"><text:p/></draw:line><draw:line draw:name="Line 19" draw:style-name="gr4" draw:text-style-name="P10" svg:x1="-0.933cm" svg:y1="26.19cm" svg:x2="6.069cm" svg:y2="26.194cm"><text:p/></draw:line><draw:line draw:name="Line 20" draw:style-name="gr4" draw:text-style-name="P10" svg:x1="-0.933cm" svg:y1="26.697cm" svg:x2="6.069cm" svg:y2="26.697cm"><text:p/></draw:line><draw:custom-shape draw:name="Rectangle 21" draw:style-name="gr5" draw:text-style-name="P12" svg:width="0.809cm" svg:height="0.444cm" svg:x="-0.893cm" svg:y="24.213cm"><text:p text:style-name="P11"><text:span text:style-name="T5">З</text:span><text:span text:style-name="T5">м</text:span><text:span text:style-name="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2" svg:width="1.01cm" svg:height="0.444cm" svg:x="0.025cm" svg:y="24.213cm"><text:p text:style-name="P11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2" svg:width="2.364cm" svg:height="0.444cm" svg:x="1.139cm" svg:y="24.213cm"><text:p text:style-name="P11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2" svg:width="1.41cm" svg:height="0.444cm" svg:x="3.635cm" svg:y="24.213cm"><text:p text:style-name="P11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2" svg:width="0.918cm" svg:height="0.444cm" svg:x="5.124cm" svg:y="24.213cm"><text:p text:style-name="P11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2" svg:width="1.352cm" svg:height="0.444cm" svg:x="13.693cm" svg:y="24.707cm"><text:p text:style-name="P11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2" svg:width="1.352cm" svg:height="0.444cm" svg:x="13.693cm" svg:y="25.23cm"><text:p text:style-name="P11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3" svg:width="11.17cm" svg:height="0.683cm" svg:x="6.186cm" svg:y="23.594cm"><text:p text:style-name="P11"><text:span text:style-name="T6">БДАС.450102.002 Д3</text:span></text:p><text:p text:style-name="P11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0" svg:x1="-0.931cm" svg:y1="24.668cm" svg:x2="17.413cm" svg:y2="24.67cm"><text:p/></draw:line><draw:line draw:name="Line 30" draw:style-name="gr3" draw:text-style-name="P10" svg:x1="-0.919cm" svg:y1="24.169cm" svg:x2="6.081cm" svg:y2="24.171cm"><text:p/></draw:line><draw:line draw:name="Line 31" draw:style-name="gr4" draw:text-style-name="P10" svg:x1="-0.933cm" svg:y1="23.661cm" svg:x2="6.069cm" svg:y2="23.663cm"><text:p/></draw:line><draw:line draw:name="Line 32" draw:style-name="gr4" draw:text-style-name="P10" svg:x1="-0.933cm" svg:y1="25.682cm" svg:x2="6.069cm" svg:y2="25.682cm"><text:p/></draw:line><draw:line draw:name="Line 33" draw:style-name="gr4" draw:text-style-name="P10" svg:x1="-0.933cm" svg:y1="25.175cm" svg:x2="6.069cm" svg:y2="25.177cm"><text:p/></draw:line><draw:g draw:name="Group 34" draw:style-name="gr12"><draw:custom-shape draw:name="Rectangle 35" draw:style-name="gr13" draw:text-style-name="P15" svg:width="3.537cm" svg:height="0.444cm" svg:x="-0.907cm" svg:y="24.721cm"><text:p text:style-name="P14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6" svg:width="4.278cm" svg:height="0.444cm" svg:x="2.806cm" svg:y="24.721cm"><text:p text:style-name="P14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5" svg:width="1.953cm" svg:height="0.442cm" svg:x="-0.907cm" svg:y="25.218cm"><text:p text:style-name="P14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5" svg:width="2.364cm" svg:height="0.442cm" svg:x="1.139cm" svg:y="25.218cm"><text:p text:style-name="P14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5" svg:width="1.953cm" svg:height="0.444cm" svg:x="-0.907cm" svg:y="25.726cm"><text:p text:style-name="P14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0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5" svg:width="1.953cm" svg:height="0.444cm" svg:x="-0.907cm" svg:y="26.222cm"><text:p text:style-name="P14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5" svg:width="2.364cm" svg:height="0.444cm" svg:x="1.139cm" svg:y="26.222cm"><text:p text:style-name="P14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5" svg:width="1.953cm" svg:height="0.444cm" svg:x="-0.907cm" svg:y="26.716cm"><text:p text:style-name="P14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5" svg:width="2.364cm" svg:height="0.444cm" svg:x="1.139cm" svg:y="26.716cm"><text:p text:style-name="P14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0" svg:x1="12.11cm" svg:y1="24.684cm" svg:x2="12.112cm" svg:y2="27.178cm"><text:p/></draw:line><draw:custom-shape draw:name="Rectangle 50" draw:style-name="gr19" draw:text-style-name="P17" svg:width="5.781cm" svg:height="2.306cm" svg:x="6.212cm" svg:y="24.786cm"><text:p text:style-name="P11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0" svg:x1="12.123cm" svg:y1="25.176cm" svg:x2="17.421cm" svg:y2="25.178cm"><text:p/></draw:line><draw:line draw:name="Line 52" draw:style-name="gr3" draw:text-style-name="P10" svg:x1="12.122cm" svg:y1="25.682cm" svg:x2="17.422cm" svg:y2="25.686cm"><text:p/></draw:line><draw:line draw:name="Line 53" draw:style-name="gr3" draw:text-style-name="P10" svg:x1="15.124cm" svg:y1="24.684cm" svg:x2="15.128cm" svg:y2="25.677cm"><text:p/></draw:line><draw:custom-shape draw:name="Rectangle 54" draw:style-name="gr20" draw:text-style-name="P12" svg:width="1.354cm" svg:height="0.444cm" svg:x="12.192cm" svg:y="24.707cm"><text:p text:style-name="P11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2" svg:width="2.133cm" svg:height="0.444cm" svg:x="15.208cm" svg:y="24.707cm"><text:p text:style-name="P11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19" svg:width="2.133cm" svg:height="0.442cm" svg:x="15.221cm" svg:y="25.232cm"><text:p text:style-name="P18"><text:span text:style-name="T10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0" svg:x1="12.612cm" svg:y1="25.189cm" svg:x2="12.614cm" svg:y2="25.673cm"><text:p/></draw:line><draw:line draw:name="Line 58" draw:style-name="gr4" draw:text-style-name="P10" svg:x1="13.113cm" svg:y1="25.191cm" svg:x2="13.115cm" svg:y2="25.675cm"><text:p/></draw:line><draw:custom-shape draw:name="Rectangle 59" draw:style-name="gr23" draw:text-style-name="P13" svg:width="5.15cm" svg:height="0.63cm" svg:x="12.192cm" svg:y="26.086cm"><text:p text:style-name="P11"><text:span text:style-name="T11">БДАС СП-741 </text:span></text:p><text:p text:style-name="P11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5" svg:width="1.953cm" svg:height="0.442cm" svg:x="-0.907cm" svg:y="25.218cm"><text:p text:style-name="P14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5" svg:width="2.364cm" svg:height="0.442cm" svg:x="1.139cm" svg:y="25.218cm"><text:p text:style-name="P14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3">В</text:span></text:h>
      <text:h text:style-name="P3" text:outline-level="1"/>
      <text:h text:style-name="P5" text:outline-level="1"><text:span text:style-name="T2">З</text:span><text:span text:style-name="T1">ыходны код класа </text:span><text:span text:style-name="T3">Recalculation</text:span></text:h>
      <text:h text:style-name="P4" text:outline-level="1"/>
      <text:p text:style-name="P1">import logging</text:p>
      <text:p text:style-name="P1">import threading</text:p>
      <text:p text:style-name="P1">import time</text:p>
      <text:p text:style-name="P1">from router import Router</text:p>
      <text:p text:style-name="P1"/>
      <text:p text:style-name="P1">class Recalculation(threading.Thread):</text:p>
      <text:p text:style-name="P1"><text:s text:c="4"/>TIMEOUT = 5</text:p>
      <text:p text:style-name="P1"/>
      <text:p text:style-name="P1"><text:s text:c="4"/>def __init__(self, router, coefficient, threshold):</text:p>
      <text:p text:style-name="P1"><text:s text:c="8"/>super().__init__()</text:p>
      <text:p text:style-name="P1"><text:s text:c="8"/>self.router = router</text:p>
      <text:p text:style-name="P1"><text:s text:c="8"/>self.coefficient = coefficient</text:p>
      <text:p text:style-name="P1"><text:s text:c="8"/>self.threshold = threshold</text:p>
      <text:p text:style-name="P1"/>
      <text:p text:style-name="P1"><text:s text:c="4"/>def run(self):</text:p>
      <text:p text:style-name="P1"><text:s text:c="8"/>while True:</text:p>
      <text:p text:style-name="P1"><text:s text:c="12"/>try:</text:p>
      <text:p text:style-name="P1"><text:s text:c="16"/>interfaces = self.router.get_interfaces()</text:p>
      <text:p text:style-name="P1"><text:s text:c="16"/>for interface in interfaces:</text:p>
      <text:p text:style-name="P1"><text:s text:c="20"/>name = interface.get_name()</text:p>
      <text:p text:style-name="P1"><text:s text:c="20"/>old_txload = interface.get_txload()</text:p>
      <text:p text:style-name="P1"><text:s text:c="20"/>current_txload = self.router.get_interface_txload(name)</text:p>
      <text:p text:style-name="P1"/>
      <text:p text:style-name="P1"><text:s text:c="20"/>new_txload = round(</text:p>
      <text:p text:style-name="P1"><text:s text:c="24"/>self.coefficient * old_txload + </text:p>
      <text:p text:style-name="P1"><text:s text:c="24"/>(1 - self.coefficient) * current_txload)</text:p>
      <text:h text:style-name="P6" text:outline-level="1"><draw:g text:anchor-type="paragraph" draw:z-index="1" draw:style-name="gr24"><draw:line draw:name="Line 18" draw:style-name="gr3" draw:text-style-name="P10" svg:x1="15.928cm" svg:y1="25.675cm" svg:x2="15.937cm" svg:y2="27.189cm"><text:p/></draw:line><draw:g draw:style-name="gr12"><draw:line draw:name="Line 17" draw:style-name="gr3" draw:text-style-name="P10" svg:x1="6.049cm" svg:y1="25.691cm" svg:x2="6.053cm" svg:y2="27.174cm"><text:p/></draw:line><draw:g draw:style-name="gr12"><draw:line draw:name="Line 16" draw:style-name="gr3" draw:text-style-name="P10" svg:x1="5.051cm" svg:y1="25.675cm" svg:x2="5.051cm" svg:y2="27.165cm"><text:p/></draw:line><draw:g draw:style-name="gr12"><draw:g draw:style-name="gr12"><draw:line draw:name="Line 12" draw:style-name="gr3" draw:text-style-name="P10" svg:x1="-0.044cm" svg:y1="25.691cm" svg:x2="-0.042cm" svg:y2="27.174cm"><text:p/></draw:line><draw:line draw:name="Line 13" draw:style-name="gr3" draw:text-style-name="P10" svg:x1="-0.942cm" svg:y1="25.678cm" svg:x2="17.33cm" svg:y2="25.68cm"><text:p/></draw:line><draw:line draw:name="Line 14" draw:style-name="gr3" draw:text-style-name="P10" svg:x1="1.046cm" svg:y1="25.705cm" svg:x2="1.048cm" svg:y2="27.175cm"><text:p/></draw:line><draw:line draw:name="Line 15" draw:style-name="gr3" draw:text-style-name="P10" svg:x1="3.549cm" svg:y1="25.705cm" svg:x2="3.549cm" svg:y2="27.195cm"><text:p/></draw:line><draw:g draw:style-name="gr12"><draw:g draw:style-name="gr12"><draw:custom-shape draw:name="Rectangle 21" draw:style-name="gr25" draw:text-style-name="P12" svg:width="0.807cm" svg:height="0.442cm" svg:x="-0.902cm" svg:y="26.681cm"><text:p text:style-name="P11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2" svg:width="1.006cm" svg:height="0.442cm" svg:x="0.01cm" svg:y="26.707cm"><text:p text:style-name="P11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2" svg:width="2.354cm" svg:height="0.442cm" svg:x="1.123cm" svg:y="26.707cm"><text:p text:style-name="P11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2" svg:width="1.403cm" svg:height="0.442cm" svg:x="3.609cm" svg:y="26.707cm"><text:p text:style-name="P11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2" svg:width="0.914cm" svg:height="0.442cm" svg:x="5.092cm" svg:y="26.707cm"><text:p text:style-name="P11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0" draw:text-style-name="P10" svg:width="18.301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13" svg:width="9.884cm" svg:height="0.682cm" svg:x="6.053cm" svg:y="26.064cm"><text:p text:style-name="P11"><text:span text:style-name="T6">БДАС.450102.002 Д3</text:span></text:p><text:p text:style-name="P11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0" svg:x1="-0.928cm" svg:y1="26.691cm" svg:x2="6.044cm" svg:y2="26.693cm"><text:p/></draw:line><draw:line draw:name="Line 31" draw:style-name="gr4" draw:text-style-name="P10" svg:x1="-0.942cm" svg:y1="26.18cm" svg:x2="6.032cm" svg:y2="26.182cm"><text:p/></draw:line></draw:g><draw:g draw:style-name="gr12"><draw:line draw:name="Line 51" draw:style-name="gr3" draw:text-style-name="P10" svg:x1="15.926cm" svg:y1="26.363cm" svg:x2="17.348cm" svg:y2="26.365cm"><text:p/></draw:line><draw:custom-shape draw:name="Rectangle 26" draw:style-name="gr32" draw:text-style-name="P12" svg:width="1.348cm" svg:height="0.683cm" svg:x="15.928cm" svg:y="25.778cm"><text:p text:style-name="P11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2" svg:width="1.348cm" svg:height="0.685cm" svg:x="15.928cm" svg:y="26.526cm"><text:p text:style-name="P11"><text:span text:style-name="T5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В</text:span></text:h>
      <text:h text:style-name="P7" text:outline-level="1"/>
      <text:h text:style-name="P9" text:outline-level="1"><text:s text:c="2"/>if abs(new_txload - old_txload) &gt; self.threshold:</text:h>
      <text:h text:style-name="P9" text:outline-level="1"><text:s text:c="24"/>interface.set_txload(current_txload)</text:h>
      <text:h text:style-name="P9" text:outline-level="1"><text:s text:c="24"/>self.router.restart_eigrp()</text:h>
      <text:h text:style-name="P9" text:outline-level="1"><text:s text:c="24"/>logging.critical('Metric is recalculated for router: {router}'</text:h>
      <text:h text:style-name="P9" text:outline-level="1"><text:s text:c="28"/>.format(router=self.router.get_host()))</text:h>
      <text:h text:style-name="P9" text:outline-level="1"><text:s text:c="24"/>logging.critical('Old Load: {old_load}; New Load: {new_load}'</text:h>
      <text:h text:style-name="P9" text:outline-level="1"><text:s text:c="28"/>.format(old_load=old_txload, new_load=current_txload))</text:h>
      <text:h text:style-name="P9" text:outline-level="1"><text:s text:c="24"/>break</text:h>
      <text:h text:style-name="P9" text:outline-level="1"><text:s text:c="20"/>else:</text:h>
      <text:h text:style-name="P9" text:outline-level="1"><text:s text:c="24"/>print('Load change on {interface_name} is less than threshold'</text:h>
      <text:h text:style-name="P9" text:outline-level="1"><text:s text:c="28"/>.format(interface_name=name))</text:h>
      <text:h text:style-name="P9" text:outline-level="1"><text:s text:c="24"/>print('New Load: {new_load}; Old Load: {old_load}'</text:h>
      <text:h text:style-name="P9" text:outline-level="1"><text:s text:c="28"/>.format(new_load=new_txload, old_load=old_txload))</text:h>
      <text:h text:style-name="P9" text:outline-level="1"><text:s text:c="16"/>time.sleep(Recalculation.TIMEOUT)</text:h>
      <text:h text:style-name="P9" text:outline-level="1"><text:s text:c="12"/>except:</text:h>
      <text:h text:style-name="P9" text:outline-level="1"><text:s text:c="16"/>logging.error('Router ({host}) is not found'.format(host=self.router.get_host()))</text:h>
      <text:h text:style-name="P9" text:outline-level="1"><text:s text:c="16"/>bre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3</meta:editing-cycles>
    <meta:creation-date>2020-05-29T13:01:00</meta:creation-date>
    <dc:date>2020-06-09T21:07:36.188148952</dc:date>
    <meta:editing-duration>PT1H51M23S</meta:editing-duration>
    <meta:generator>LibreOffice/6.1.5.2$Linux_X86_64 LibreOffice_project/10$Build-2</meta:generator>
    <meta:document-statistic meta:table-count="0" meta:image-count="0" meta:object-count="0" meta:page-count="2" meta:paragraph-count="42" meta:word-count="122" meta:character-count="1863" meta:non-whitespace-character-count="1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